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. H. Hartogensi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23, 1891</text:p>
      <text:p text:style-name="P6">Month<text:tab/><text:tab/><text:tab/><text:tab/><text:tab/><text:tab/>June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Baltimore</text:p>
      <text:p text:style-name="P6">State<text:tab/><text:tab/><text:tab/><text:tab/><text:tab/><text:tab/>MD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Page 1]</text:p>
      <text:p text:style-name="P2">The Jewish Exponent,/</text:p>
      <text:p text:style-name="P3">Published Every Friday.<text:tab/><text:tab/><text:tab/><text:tab/><text:tab/><text:tab/><text:tab/>1009 E. Baltimore Street./</text:p>
      <text:p text:style-name="P4">Baltimore June 23 1891/</text:p>
      <text:p text:style-name="P3">Rev Dr S. Morais/</text:p>
      <text:p text:style-name="P3"><text:tab/>Dear Sir: I hope this note will/ find you and your dear ones in good health,/ as it leaves me and mine./</text:p>
      <text:p text:style-name="P3">The purpose of this note is to ask a favor, one that/ I hope will not give you much trouble to comply with./ <text:s/>The Sabbath Bible Class, of which I have the honor to/ be leader, discusses weekly some chapter in the/ Pentateuch in order to get its fullest meaning,/ but in that effort to add to our appreciation/ of its truth, historic character and lofty ideals./ <text:s/>We have now reached Exodus and shall next/ week (July 4) reach the story of how the/ Egyptian astrologers successfully imitated/ the miracles of Moses. <text:s/>This incident of which/ much has been written on both sides, I have/ never had properly explained to me. <text:s/>But I/ remember having read that you once ex-/plained to some teachers enough to satisfy/ their <text:soft-page-break/>inquiring minds and I thought it pos-/sible that you might be willing to do as much/</text:p>
      <text:p text:style-name="P3"/>
      <text:p text:style-name="P3">[Page 2]</text:p>
      <text:p text:style-name="P3">for us. <text:s/>That is my request./</text:p>
      <text:p text:style-name="P3">I should feel obliged to you if you would let me/ have such an explanation if possible for this/ Sabbath's meeting, or if not in time for that/ of the week following. <text:s/>And this favor will be/ appreciated, I am sure, by all the members of/ the class./</text:p>
      <text:p text:style-name="P3">You will kindly give my regards to your son/ Henry and tell him that I hope he is satisfied/ with the progress he is making on "The Ledger (?)"/ If he will persist in doing as much good work/ as he can, despite all its discouragements he/ will find it will pay him in the long run. <text:s/>I, for/ instance, have by similar persistence in my work/ on <text:span text:style-name="T1">The American</text:span><text:span text:style-name="T2"> secured a substantial position as/ Editor of Notes &amp; Queries, and editorial writer./ <text:s/>Strange to say, however, though the work is arduous/ and the hours long, I threw away </text:span><text:span text:style-name="T3">work</text:span><text:span text:style-name="T2"> engagements/ that brought me more money for less effort in order/ to secure it. <text:s/>Now however I have an increase in salary/ of 25%. <text:s/>I say these little things about myself in/ order that your son Henry, who is somewhat pessimis-/tic, may be encouraged by them in his work./</text:span></text:p>
      <text:p text:style-name="P3"><text:span text:style-name="T2"><text:tab/>Requesting your compliance with my re-/quest and extending my best wishes to you and yours/ I am Yours Truly/ B. H Hartogens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5:37:32.37</meta:creation-date>
    <dc:date>2011-11-23T15:46:52.80</dc:date>
    <dc:creator>Penn Libraries</dc:creator>
    <meta:editing-duration>PT00H09M2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577" meta:character-count="3513"/>
  </office:meta>
</office:document-meta>
</file>